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ip.pypa.io/en/stable/copyright/" text:style-name="Internet_20_link" text:visited-style-name="Visited_20_Internet_20_Link">Copyright</text:a> © The pip developers </text:p>
      <text:p text:style-name="Standard">Made with <text:a xlink:type="simple" xlink:href="https://www.sphinx-doc.org/" text:style-name="Internet_20_link" text:visited-style-name="Visited_20_Internet_20_Link">Sphinx</text:a> and <text:a xlink:type="simple" xlink:href="https://pradyunsg.me/" text:style-name="Internet_20_link" text:visited-style-name="Visited_20_Internet_20_Link">@pradyunsg</text:a>'s <text:a xlink:type="simple" xlink:href="https://github.com/pradyunsg/furo" text:style-name="Internet_20_link" text:visited-style-name="Visited_20_Internet_20_Link">Furo</text:a>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0:10:40.184727267</meta:creation-date>
    <dc:date>2024-10-03T00:11:07.458256405</dc:date>
    <meta:editing-duration>PT29S</meta:editing-duration>
    <meta:editing-cycles>1</meta:editing-cycles>
    <meta:document-statistic meta:table-count="0" meta:image-count="0" meta:object-count="0" meta:page-count="1" meta:paragraph-count="2" meta:word-count="11" meta:character-count="70" meta:non-whitespace-character-count="59"/>
    <meta:generator>LibreOffice/24.2.5.2$Linux_X86_64 LibreOffice_project/420$Build-2</meta:generator>
  </office:meta>
</office:document-meta>
</file>